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 svg:font-family="Tahoma" style:font-family-generic="swiss" style:font-pitch="variable"/>
    <style:font-face style:name="Tunga" svg:font-family="Tung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1.332cm"/>
    </style:style>
    <style:style style:name="co2" style:family="table-column">
      <style:table-column-properties fo:break-before="auto" style:column-width="1.886cm"/>
    </style:style>
    <style:style style:name="co3" style:family="table-column">
      <style:table-column-properties fo:break-before="auto" style:column-width="1.896cm"/>
    </style:style>
    <style:style style:name="co4" style:family="table-column">
      <style:table-column-properties fo:break-before="auto" style:column-width="14.123cm"/>
    </style:style>
    <style:style style:name="co5" style:family="table-column">
      <style:table-column-properties fo:break-before="auto" style:column-width="4.189cm"/>
    </style:style>
    <style:style style:name="co6" style:family="table-column">
      <style:table-column-properties fo:break-before="auto" style:column-width="3.773cm"/>
    </style:style>
    <style:style style:name="co7" style:family="table-column">
      <style:table-column-properties fo:break-before="auto" style:column-width="5.327cm"/>
    </style:style>
    <style:style style:name="co8" style:family="table-column">
      <style:table-column-properties fo:break-before="auto" style:column-width="5.022cm"/>
    </style:style>
    <style:style style:name="co9" style:family="table-column">
      <style:table-column-properties fo:break-before="auto" style:column-width="4.688cm"/>
    </style:style>
    <style:style style:name="co10" style:family="table-column">
      <style:table-column-properties fo:break-before="auto" style:column-width="2.267cm"/>
    </style:style>
    <style:style style:name="co11" style:family="table-column">
      <style:table-column-properties fo:break-before="auto" style:column-width="3.085cm"/>
    </style:style>
    <style:style style:name="ro1" style:family="table-row">
      <style:table-row-properties style:row-height="0.665cm" fo:break-before="auto" style:use-optimal-row-height="true"/>
    </style:style>
    <style:style style:name="ro2" style:family="table-row">
      <style:table-row-properties style:row-height="3.106cm" fo:break-before="auto" style:use-optimal-row-height="true"/>
    </style:style>
    <style:style style:name="ro3" style:family="table-row">
      <style:table-row-properties style:row-height="0.87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1.579cm" fo:break-before="auto" style:use-optimal-row-height="true"/>
    </style:style>
    <style:style style:name="ro6" style:family="table-row">
      <style:table-row-properties style:row-height="5.316cm" fo:break-before="auto" style:use-optimal-row-height="true"/>
    </style:style>
    <style:style style:name="ro7" style:family="table-row">
      <style:table-row-properties style:row-height="3.184cm" fo:break-before="auto" style:use-optimal-row-height="true"/>
    </style:style>
    <style:style style:name="ro8" style:family="table-row">
      <style:table-row-properties style:row-height="2.342cm" fo:break-before="auto" style:use-optimal-row-height="true"/>
    </style:style>
    <style:style style:name="ro9" style:family="table-row">
      <style:table-row-properties style:row-height="2.685cm" fo:break-before="auto" style:use-optimal-row-height="true"/>
    </style:style>
    <style:style style:name="ro10" style:family="table-row">
      <style:table-row-properties style:row-height="4.001cm" fo:break-before="auto" style:use-optimal-row-height="true"/>
    </style:style>
    <style:style style:name="ro11" style:family="table-row">
      <style:table-row-properties style:row-height="3.21cm" fo:break-before="auto" style:use-optimal-row-height="true"/>
    </style:style>
    <style:style style:name="ro12" style:family="table-row">
      <style:table-row-properties style:row-height="7.95cm" fo:break-before="auto" style:use-optimal-row-height="true"/>
    </style:style>
    <style:style style:name="ro13" style:family="table-row">
      <style:table-row-properties style:row-height="3.87cm" fo:break-before="auto" style:use-optimal-row-height="true"/>
    </style:style>
    <style:style style:name="ro14" style:family="table-row">
      <style:table-row-properties style:row-height="2.422cm" fo:break-before="auto" style:use-optimal-row-height="true"/>
    </style:style>
    <style:style style:name="ro15" style:family="table-row">
      <style:table-row-properties style:row-height="1.637cm" fo:break-before="auto" style:use-optimal-row-height="true"/>
    </style:style>
    <style:style style:name="ro16" style:family="table-row">
      <style:table-row-properties style:row-height="2.427cm" fo:break-before="auto" style:use-optimal-row-height="true"/>
    </style:style>
    <style:style style:name="ro17" style:family="table-row">
      <style:table-row-properties style:row-height="3.217cm" fo:break-before="auto" style:use-optimal-row-height="true"/>
    </style:style>
    <style:style style:name="ro18" style:family="table-row">
      <style:table-row-properties style:row-height="2.748cm" fo:break-before="auto" style:use-optimal-row-height="true"/>
    </style:style>
    <style:style style:name="ro19" style:family="table-row">
      <style:table-row-properties style:row-height="2.369cm" fo:break-before="auto" style:use-optimal-row-height="true"/>
    </style:style>
    <style:style style:name="ro20" style:family="table-row">
      <style:table-row-properties style:row-height="4.094cm" fo:break-before="auto" style:use-optimal-row-height="true"/>
    </style:style>
    <style:style style:name="ro21" style:family="table-row">
      <style:table-row-properties style:row-height="5.265cm" fo:break-before="auto" style:use-optimal-row-height="true"/>
    </style:style>
    <style:style style:name="ro22" style:family="table-row">
      <style:table-row-properties style:row-height="4.006cm" fo:break-before="auto" style:use-optimal-row-height="true"/>
    </style:style>
    <style:style style:name="ro23" style:family="table-row">
      <style:table-row-properties style:row-height="3.889cm" fo:break-before="auto" style:use-optimal-row-height="true"/>
    </style:style>
    <style:style style:name="ro24" style:family="table-row">
      <style:table-row-properties style:row-height="3.422cm" fo:break-before="auto" style:use-optimal-row-height="true"/>
    </style:style>
    <style:style style:name="ro25" style:family="table-row">
      <style:table-row-properties style:row-height="1.404cm" fo:break-before="auto" style:use-optimal-row-height="true"/>
    </style:style>
    <style:style style:name="ro26" style:family="table-row">
      <style:table-row-properties style:row-height="4.796cm" fo:break-before="auto" style:use-optimal-row-height="true"/>
    </style:style>
    <style:style style:name="ro27" style:family="table-row">
      <style:table-row-properties style:row-height="4.768cm" fo:break-before="auto" style:use-optimal-row-height="true"/>
    </style:style>
    <style:style style:name="ro28" style:family="table-row">
      <style:table-row-properties style:row-height="5.586cm" fo:break-before="auto" style:use-optimal-row-height="true"/>
    </style:style>
    <style:style style:name="ro29" style:family="table-row">
      <style:table-row-properties style:row-height="0.961cm" fo:break-before="auto" style:use-optimal-row-height="true"/>
    </style:style>
    <style:style style:name="ro30" style:family="table-row">
      <style:table-row-properties style:row-height="0.623cm" fo:break-before="auto" style:use-optimal-row-height="true"/>
    </style:style>
    <style:style style:name="ro31" style:family="table-row">
      <style:table-row-properties style:row-height="0.792cm" fo:break-before="auto" style:use-optimal-row-height="true"/>
    </style:style>
    <style:style style:name="ro32" style:family="table-row">
      <style:table-row-properties style:row-height="0.65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align-source="fix" style:repeat-content="false"/>
      <style:paragraph-properties fo:text-align="end" fo:margin-left="0cm"/>
      <style:text-properties fo:font-size="15pt" style:font-size-asian="15pt" style:font-size-complex="15pt"/>
    </style:style>
    <style:style style:name="ce2" style:family="table-cell" style:parent-style-name="Default">
      <style:table-cell-properties fo:border="0.002cm solid #000000"/>
      <style:text-properties fo:font-size="14pt" style:font-size-asian="14pt" style:font-size-complex="14pt"/>
    </style:style>
    <style:style style:name="ce3" style:family="table-cell" style:parent-style-name="Default">
      <style:text-properties fo:font-size="14pt" style:font-size-asian="14pt" style:font-size-complex="14pt"/>
    </style:style>
    <style:style style:name="ce4" style:family="table-cell" style:parent-style-name="Default">
      <style:table-cell-properties fo:background-color="#ffff99" style:text-align-source="fix" style:repeat-content="false"/>
      <style:paragraph-properties fo:text-align="center" fo:margin-left="0cm"/>
      <style:text-properties fo:font-size="15pt" style:font-size-asian="15pt" style:font-size-complex="15pt"/>
    </style:style>
    <style:style style:name="ce5" style:family="table-cell" style:parent-style-name="Default">
      <style:table-cell-properties fo:background-color="#ffff99"/>
      <style:text-properties fo:font-size="14pt" style:font-size-asian="14pt" style:font-size-complex="14pt"/>
    </style:style>
    <style:style style:name="ce6" style:family="table-cell" style:parent-style-name="Default" style:data-style-name="N113">
      <style:table-cell-properties fo:background-color="#ccffff" style:text-align-source="fix" style:repeat-content="false" fo:border="0.002cm solid #000000"/>
      <style:paragraph-properties fo:text-align="center" fo:margin-left="0cm"/>
      <style:text-properties fo:font-size="14pt" style:font-size-asian="14pt" style:font-size-complex="14pt"/>
    </style:style>
    <style:style style:name="ce7" style:family="table-cell" style:parent-style-name="Default" style:data-style-name="N111">
      <style:text-properties fo:font-size="14pt" style:font-size-asian="14pt" style:font-size-complex="14pt"/>
    </style:style>
    <style:style style:name="ce8" style:family="table-cell" style:parent-style-name="Default">
      <style:table-cell-properties fo:wrap-option="wrap" fo:border="0.002cm solid #000000"/>
      <style:text-properties style:font-name="Tahoma" fo:font-size="14pt" style:font-name-asian="Tahoma" style:font-size-asian="14pt" style:font-name-complex="Tahoma" style:font-size-complex="14pt"/>
    </style:style>
    <style:style style:name="ce9" style:family="table-cell" style:parent-style-name="Default">
      <style:table-cell-properties fo:border="0.002cm solid #000000"/>
      <style:text-properties style:font-name="Tahoma" fo:font-size="14pt" style:font-size-asian="14pt" style:font-size-complex="14pt"/>
    </style:style>
    <style:style style:name="ce10" style:family="table-cell" style:parent-style-name="Default">
      <style:table-cell-properties fo:background-color="#ffff99"/>
      <style:text-properties fo:font-size="15pt" style:font-size-asian="15pt" style:font-size-complex="15pt"/>
    </style:style>
    <style:style style:name="ce11" style:family="table-cell" style:parent-style-name="Default">
      <style:table-cell-properties style:text-align-source="fix" style:repeat-content="false" fo:border="0.002cm solid #000000" style:vertical-align="middle"/>
      <style:paragraph-properties fo:text-align="center"/>
      <style:text-properties fo:font-size="14pt" style:font-size-asian="14pt" style:font-size-complex="14pt"/>
    </style:style>
    <style:style style:name="ce12" style:family="table-cell" style:parent-style-name="Default">
      <style:table-cell-properties fo:wrap-option="wrap" fo:border="0.002cm solid #000000"/>
      <style:text-properties style:font-name="Tahoma" fo:font-size="18pt" fo:language="en" fo:country="US" style:font-name-asian="Arial" style:font-size-asian="18pt" style:language-asian="en" style:country-asian="US" style:font-name-complex="Tahoma" style:font-size-complex="18pt" style:language-complex="en" style:country-complex="US"/>
    </style:style>
    <style:style style:name="ce13" style:family="table-cell" style:parent-style-name="Default">
      <style:table-cell-properties fo:wrap-option="wrap" fo:border="0.002cm solid #000000"/>
      <style:text-properties style:font-name="Tunga" fo:font-size="22pt" fo:language="en" fo:country="US" style:font-name-asian="Arial" style:font-size-asian="22pt" style:language-asian="en" style:country-asian="US" style:font-name-complex="Tunga" style:font-size-complex="22pt" style:language-complex="en" style:country-complex="US"/>
    </style:style>
    <style:style style:name="ce14" style:family="table-cell" style:parent-style-name="Default">
      <style:table-cell-properties fo:wrap-option="wrap" fo:border="0.002cm solid #000000"/>
      <style:text-properties style:font-name="Tahoma" fo:font-size="20pt" fo:language="en" fo:country="US" style:font-name-asian="Arial" style:font-size-asian="20pt" style:language-asian="en" style:country-asian="US" style:font-name-complex="Tunga" style:font-size-complex="20pt" style:language-complex="en" style:country-complex="US"/>
    </style:style>
    <style:style style:name="ce15" style:family="table-cell" style:parent-style-name="Default">
      <style:table-cell-properties fo:wrap-option="wrap" fo:border="0.002cm solid #000000"/>
      <style:text-properties style:font-name="Arial" fo:font-size="20pt" fo:language="en" fo:country="US" style:font-name-asian="Arial" style:font-size-asian="20pt" style:language-asian="en" style:country-asian="US" style:font-name-complex="Tunga" style:font-size-complex="20pt" style:language-complex="en" style:country-complex="US"/>
    </style:style>
    <style:style style:name="ce16" style:family="table-cell" style:parent-style-name="Default">
      <style:table-cell-properties fo:wrap-option="wrap" fo:border="0.002cm solid #000000"/>
      <style:text-properties style:font-name="Tahoma" fo:font-size="16pt" fo:language="en" fo:country="US" style:font-name-asian="Arial" style:font-size-asian="16pt" style:language-asian="en" style:country-asian="US" style:font-name-complex="Tunga" style:font-size-complex="16pt" style:language-complex="en" style:country-complex="US"/>
    </style:style>
    <style:style style:name="ce17" style:family="table-cell" style:parent-style-name="Default">
      <style:table-cell-properties fo:wrap-option="wrap" fo:border="0.002cm solid #000000"/>
      <style:text-properties style:font-name="Tahoma" fo:font-size="14pt" style:font-name-asian="Tahoma" style:font-size-asian="20pt" style:font-name-complex="Tahoma" style:font-size-complex="14pt"/>
    </style:style>
    <style:style style:name="ce18" style:family="table-cell" style:parent-style-name="Default">
      <style:table-cell-properties fo:wrap-option="no-wrap" fo:border="0.002cm solid #000000"/>
      <style:text-properties style:font-name="Tahoma" fo:font-size="14pt" style:font-name-asian="Tahoma" style:font-size-asian="20pt" style:font-name-complex="Tahoma" style:font-size-complex="14pt"/>
    </style:style>
    <style:style style:name="ce19" style:family="table-cell" style:parent-style-name="Default">
      <style:table-cell-properties fo:wrap-option="no-wrap"/>
    </style:style>
    <style:style style:name="ce20" style:family="table-cell" style:parent-style-name="Default" style:data-style-name="N111">
      <style:table-cell-properties style:text-align-source="fix" style:repeat-content="false" fo:border="0.002cm solid #000000"/>
      <style:paragraph-properties fo:text-align="center" fo:margin-left="0cm"/>
      <style:text-properties fo:font-size="14pt" style:font-size-asian="14pt" style:font-size-complex="14pt"/>
    </style:style>
    <style:style style:name="ce21" style:family="table-cell" style:parent-style-name="Default" style:data-style-name="N112">
      <style:table-cell-properties fo:background-color="#ffff99"/>
      <style:text-properties fo:font-size="14pt" style:font-size-asian="14pt" style:font-size-complex="14pt"/>
    </style:style>
    <style:style style:name="ce22" style:family="table-cell" style:parent-style-name="Default" style:data-style-name="N111">
      <style:table-cell-properties style:text-align-source="fix" style:repeat-content="false" fo:border="0.002cm solid #000000"/>
      <style:paragraph-properties fo:text-align="center" fo:margin-left="0cm"/>
      <style:text-properties fo:font-size="15pt" style:font-size-asian="15pt" style:font-size-complex="15pt"/>
    </style:style>
    <style:style style:name="ce23" style:family="table-cell" style:parent-style-name="Default">
      <style:text-properties fo:font-size="15pt" style:font-size-asian="15pt" style:font-size-complex="15pt"/>
    </style:style>
    <style:style style:name="T1" style:family="text">
      <style:text-properties style:font-name="Tahoma" style:font-name-asian="Arial" style:font-name-complex="Tahoma"/>
    </style:style>
  </office:automatic-styles>
  <office:body>
    <office:spreadsheet>
      <table:table table:name="main" table:style-name="ta1" table:print="false">
        <office:forms form:automatic-focus="false" form:apply-design-mode="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 table:default-cell-style-name="ce3"/>
        <table:table-column table:style-name="co10" table:default-cell-style-name="ce3"/>
        <table:table-column table:style-name="co11" table:default-cell-style-name="ce23"/>
        <table:table-column table:style-name="co11" table:default-cell-style-name="ce3"/>
        <table:table-column table:style-name="co10" table:number-columns-repeated="1010" table:default-cell-style-name="ce3"/>
        <table:table-row table:style-name="ro1">
          <table:table-cell table:style-name="ce1" table:formula="of:=CONCATENATE(&quot;(&quot;;MAX(a#ref!;[.A112]);&quot;)&quot;)" office:value-type="string" office:string-value="エラー:508">
            <text:p>エラー:508</text:p>
          </table:table-cell>
          <table:table-cell table:style-name="ce4"/>
          <table:table-cell table:style-name="ce5" office:value-type="string">
            <text:p>entry</text:p>
          </table:table-cell>
          <table:table-cell table:style-name="ce10"/>
          <table:table-cell table:style-name="ce5" office:value-type="string">
            <text:p>sentence</text:p>
          </table:table-cell>
          <table:table-cell table:style-name="ce5" table:number-columns-repeated="3"/>
          <table:table-cell table:style-name="ce5" office:value-type="string">
            <text:p>id</text:p>
          </table:table-cell>
          <table:table-cell table:style-name="ce5" table:number-columns-repeated="3"/>
          <table:table-cell table:style-name="ce21"/>
          <table:table-cell office:value-type="string">
            <text:p>*</text:p>
          </table:table-cell>
          <table:table-cell table:number-columns-repeated="1010"/>
        </table:table-row>
        <table:table-row table:style-name="ro2">
          <table:table-cell table:style-name="ce2" table:formula="of:=ROW()-1" office:value-type="float" office:value="1">
            <text:p>1</text:p>
          </table:table-cell>
          <table:table-cell table:style-name="ce2" office:value-type="float" office:value="1">
            <text:p>1</text:p>
          </table:table-cell>
          <table:table-cell table:style-name="ce6" office:value-type="date" office:date-value="2022-02-03T10:14:12">
            <text:p>0203</text:p>
          </table:table-cell>
          <table:table-cell table:style-name="ce11" office:value-type="string">
            <text:p>p-1</text:p>
          </table:table-cell>
          <table:table-cell table:style-name="ce12" office:value-type="string" table:number-columns-spanned="3" table:number-rows-spanned="1">
            <text:p>Środa, drugi luta. / Wiatr, nie. Słoneczna. / Wschód księżyca. 7:38. / Planeta w Układzie Słonecznym. Planeta Uran. &lt;a&gt; Trzeci luta, 20:00. Ta planeta znajduje się w </text:p>
            <text:p>kierunku południowo-zachodnim-zachodnim. </text:p>
          </table:table-cell>
          <table:covered-table-cell table:number-columns-repeated="2" table:style-name="ce8"/>
          <table:table-cell table:style-name="ce17" office:value-type="string">
            <text:p>https://eco.mtk.nao.ac.jp/cgi-bin/koyomi/skymap.cgi</text:p>
          </table:table-cell>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2">
            <text:p>2</text:p>
          </table:table-cell>
          <table:table-cell table:style-name="ce2" table:formula="of:=[.B2]+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W wschodnej małej działce. Obaj. (2) Nie zeszli. Karmienie.</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3">
            <text:p>3</text:p>
          </table:table-cell>
          <table:table-cell table:style-name="ce2" table:formula="of:=[.B3]+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수요일. / 맑은. 바람 없음. 그만큼 춥지 않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4">
          <table:table-cell table:style-name="ce2" table:formula="of:=ROW()-1" office:value-type="float" office:value="4">
            <text:p>4</text:p>
          </table:table-cell>
          <table:table-cell table:style-name="ce2" table:formula="of:=[.B4]+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슬러의 연습. 연주, 없음. &lt;1&gt; 연습을 하는 것만으로 시간이 지낸다. <text:s/>&lt;2&gt; 연습이 충분히 마음을 만족시키 해준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5">
            <text:p>5</text:p>
          </table:table-cell>
          <table:table-cell table:style-name="ce2" table:formula="of:=[.B5]+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연습. 소리내기. (2) 갑 소리에도 슬러. 구멍 1 에서 2, 2 에서 3.</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6">
            <text:p>6</text:p>
          </table:table-cell>
          <table:table-cell table:style-name="ce2" table:formula="of:=[.B6]+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بعد ذلك، مرة أخرى / هو بنى منزل.</text:p>
            <text:p>baAda[po / dzaalika[to / hua[on / binaa[zbudowal` / </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7">
            <text:p>7</text:p>
          </table:table-cell>
          <table:table-cell table:style-name="ce2" table:formula="of:=[.B7]+1" office:value-type="float" office:value="7">
            <text:p>7</text:p>
          </table:table-cell>
          <table:table-cell table:style-name="ce6"/>
          <table:table-cell table:style-name="ce11" office:value-type="string">
            <text:p>a-2</text:p>
          </table:table-cell>
          <table:table-cell table:style-name="ce12" office:value-type="string" table:number-columns-spanned="3" table:number-rows-spanned="1">
            <text:p>الحرب الإسرائيلية على غزة في ٢٠١٤.</text:p>
            <text:p>al-h^arb[wojna</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8">
            <text:p>8</text:p>
          </table:table-cell>
          <table:table-cell table:style-name="ce2" table:formula="of:=[.B8]+1" office:value-type="float" office:value="8">
            <text:p>8</text:p>
          </table:table-cell>
          <table:table-cell table:style-name="ce6"/>
          <table:table-cell table:style-name="ce11" office:value-type="string">
            <text:p>f-1</text:p>
          </table:table-cell>
          <table:table-cell table:style-name="ce12" office:value-type="string" table:number-columns-spanned="3" table:number-rows-spanned="1">
            <text:p><text:s text:c="2"/>آنها متحمل تلفات می شوند.</text:p>
            <text:p>onhoo[one / mutah^amle[endure.e / talafaat[ofiary.pl . </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6">
          <table:table-cell table:style-name="ce2" table:formula="of:=ROW()-1" office:value-type="float" office:value="9">
            <text:p>9</text:p>
          </table:table-cell>
          <table:table-cell table:style-name="ce2" table:formula="of:=[.B9]+1" office:value-type="float" office:value="9">
            <text:p>9</text:p>
          </table:table-cell>
          <table:table-cell table:style-name="ce6"/>
          <table:table-cell table:style-name="ce11" office:value-type="string">
            <text:p>h-1</text:p>
          </table:table-cell>
          <table:table-cell table:style-name="ce13" office:value-type="string" table:number-columns-spanned="3" table:number-rows-spanned="1">
            <text:p>वह कहते हैं। आप मरेगे। इसके बाद, आप अपनी इंद्रियों को बनाए रखें। </text:p>
            <text:p>vae[on / kyahaete[mowi / aap / marege[die.e / iske[to / baad[po / aap / apnii[own.e / indriyon[sensens.e / ko / banaae[make.e / rkhee[keep.e</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7">
          <table:table-cell table:style-name="ce2" table:formula="of:=ROW()-1" office:value-type="float" office:value="10">
            <text:p>10</text:p>
          </table:table-cell>
          <table:table-cell table:style-name="ce2" table:formula="of:=[.B10]+1" office:value-type="float" office:value="10">
            <text:p>10</text:p>
          </table:table-cell>
          <table:table-cell table:style-name="ce6"/>
          <table:table-cell table:style-name="ce11" office:value-type="string">
            <text:p>c-1</text:p>
          </table:table-cell>
          <table:table-cell table:style-name="ce12" office:value-type="string" table:number-columns-spanned="3" table:number-rows-spanned="1">
            <text:p>（1）狄拉克δ函数。把它做积分处理，生产物，价值是 1。（2）学习到的是，（a）δ函数和波函数 ψ 的积 (m1)，函数 ψ 的参数 x 为 a，ψ(a) 。（b）m1 的积分为 y (y = ∫ (δψ)dx)。（c）这 y 的价值，就是 ψ(a)。∫ (δψ)dx = ψ(a) (δ =δ(x – a))</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11">
            <text:p>11</text:p>
          </table:table-cell>
          <table:table-cell table:style-name="ce2" table:formula="of:=[.B11]+1" office:value-type="float" office:value="11">
            <text:p>11</text:p>
          </table:table-cell>
          <table:table-cell table:style-name="ce6"/>
          <table:table-cell table:style-name="ce11" office:value-type="string">
            <text:p>r-1</text:p>
          </table:table-cell>
          <table:table-cell table:style-name="ce12" office:value-type="string" table:number-columns-spanned="3" table:number-rows-spanned="1">
            <text:p>во второй полови'не[half.e дня, зубная боль стала менее сильной[simhada.k</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12">
            <text:p>12</text:p>
          </table:table-cell>
          <table:table-cell table:style-name="ce2" office:value-type="float" office:value="1">
            <text:p>1</text:p>
          </table:table-cell>
          <table:table-cell table:style-name="ce6" office:value-type="date" office:date-value="2022-02-04T10:07:07.11">
            <text:p>0204</text:p>
          </table:table-cell>
          <table:table-cell table:style-name="ce11" office:value-type="string">
            <text:p>p-1</text:p>
          </table:table-cell>
          <table:table-cell table:style-name="ce12" office:value-type="string" table:number-columns-spanned="3" table:number-rows-spanned="1">
            <text:p>czwartek, trzeci luta. / Słoneczna. Bez wiatr. / Planeta Uran, jego lokalizacja. Długość między 240 a 255. Bliżej do 255.</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3">
            <text:p>13</text:p>
          </table:table-cell>
          <table:table-cell table:style-name="ce2" table:formula="of:=[.B13]+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W wschodnej działce. Jego róg. &lt;1&gt; Opadłe liście. Piętrzą się.</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4">
          <table:table-cell table:style-name="ce2" table:formula="of:=ROW()-1" office:value-type="float" office:value="14">
            <text:p>14</text:p>
          </table:table-cell>
          <table:table-cell table:style-name="ce2" table:formula="of:=[.B14]+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목요일. / 맑은. 바람 없음. / 입춘 까지 앞으로 1 일 남아. / 달 년령 : 1.9. 밤 20시, 서 쪽 하늘, 수평선 바로 상에.</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4">
          <table:table-cell table:style-name="ce2" table:formula="of:=ROW()-1" office:value-type="float" office:value="15">
            <text:p>15</text:p>
          </table:table-cell>
          <table:table-cell table:style-name="ce2" table:formula="of:=[.B15]+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반주용 녹화. 이 녹화를 컴퓨터로 넣어, 재생. 이 녹화를 재생하면서, 피리를 불었다. 즐겼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4">
          <table:table-cell table:style-name="ce2" table:formula="of:=ROW()-1" office:value-type="float" office:value="16">
            <text:p>16</text:p>
          </table:table-cell>
          <table:table-cell table:style-name="ce2" table:formula="of:=[.B16]+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유리` 의 연습. 구멍은 5. 왼 쪽, 오른 쪽, 둘 다. &lt;1&gt; `유리` 올리기 때, 턱은 어히려 내린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17">
            <text:p>17</text:p>
          </table:table-cell>
          <table:table-cell table:style-name="ce2" office:value-type="float" office:value="1">
            <text:p>1</text:p>
          </table:table-cell>
          <table:table-cell table:style-name="ce6" office:value-type="date" office:date-value="2022-02-06T09:43:18.53">
            <text:p>0206</text:p>
          </table:table-cell>
          <table:table-cell table:style-name="ce11" office:value-type="string">
            <text:p>p-1</text:p>
          </table:table-cell>
          <table:table-cell table:style-name="ce12" office:value-type="string" table:number-columns-spanned="3" table:number-rows-spanned="1">
            <text:p>Sobota, piąty luta. / Wiatr. Dopiero z późnego popołudnia. zimny wiatr. Na wysokości szóstego piętra. / / Księżyca : Kiedy wychodzę z domu wieczorem, na zachodnim niebie, nisko.</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18">
            <text:p>18</text:p>
          </table:table-cell>
          <table:table-cell table:style-name="ce2" table:formula="of:=[.B18]+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obaj w zachodnim działce. (2) Nie zeszli. &lt;1&gt; Jak dla Mike'a, chociaż nie schodzi na ziemie, ale gdy robię masażu, podnosi jej twarz. Wygląda, że czuje się dobrze.</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4">
          <table:table-cell table:style-name="ce2" table:formula="of:=ROW()-1" office:value-type="float" office:value="19">
            <text:p>19</text:p>
          </table:table-cell>
          <table:table-cell table:style-name="ce2" table:formula="of:=[.B19]+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토요일. / 맑은. 바람 있음. 오후 낮은 시간이 된 후, 강해졌다. 눈도 짧은 시간의 동안 듬성듬성 춤추고 있었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20">
            <text:p>20</text:p>
          </table:table-cell>
          <table:table-cell table:style-name="ce2" table:formula="of:=[.B20]+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연습만. &lt;1&gt; 대갑. &lt;2&gt; 소리에서 다른 소리로 이행, 슬러로.</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21">
            <text:p>21</text:p>
          </table:table-cell>
          <table:table-cell table:style-name="ce2" table:formula="of:=[.B21]+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연습. 갑소리 내기.</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22">
            <text:p>22</text:p>
          </table:table-cell>
          <table:table-cell table:style-name="ce2" table:formula="of:=[.B22]+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مقابلة مع امراة. / أنجبت رضيع.</text:p>
            <text:p>muqaabala[wywiad / maA / amraa[kobieta / andhaptu[urodzil`a / rad^iyA[dziecko</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23">
            <text:p>23</text:p>
          </table:table-cell>
          <table:table-cell table:style-name="ce2" table:formula="of:=[.B23]+1" office:value-type="float" office:value="7">
            <text:p>7</text:p>
          </table:table-cell>
          <table:table-cell table:style-name="ce6"/>
          <table:table-cell table:style-name="ce11" office:value-type="string">
            <text:p>a-2</text:p>
          </table:table-cell>
          <table:table-cell table:style-name="ce12" table:number-columns-spanned="3" table:number-rows-spanned="1"/>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24">
            <text:p>24</text:p>
          </table:table-cell>
          <table:table-cell table:style-name="ce2" table:formula="of:=[.B24]+1" office:value-type="float" office:value="8">
            <text:p>8</text:p>
          </table:table-cell>
          <table:table-cell table:style-name="ce6"/>
          <table:table-cell table:style-name="ce11" office:value-type="string">
            <text:p>f-1</text:p>
          </table:table-cell>
          <table:table-cell table:style-name="ce12" office:value-type="string" table:number-columns-spanned="3" table:number-rows-spanned="1">
            <text:p>آنها يک بار عقب نشينی می کنند.</text:p>
            <text:p>eek-baar[raz / Aqab-nashiynii[wro`cil` / miy-konaand[robic` / sepaas[naste_pnie / baar-mi-gardaand[wracaja_</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9">
          <table:table-cell table:style-name="ce2" table:formula="of:=ROW()-1" office:value-type="float" office:value="25">
            <text:p>25</text:p>
          </table:table-cell>
          <table:table-cell table:style-name="ce2" table:formula="of:=[.B25]+1" office:value-type="float" office:value="9">
            <text:p>9</text:p>
          </table:table-cell>
          <table:table-cell table:style-name="ce6"/>
          <table:table-cell table:style-name="ce11" office:value-type="string">
            <text:p>h-1</text:p>
          </table:table-cell>
          <table:table-cell table:style-name="ce13" office:value-type="string" table:number-columns-spanned="3" table:number-rows-spanned="1">
            <text:p>या , आप मरेगे , और , आप होश नहीं रखेंगे। </text:p>
            <text:p>yaa[albo / marege[umrzesz / hosh[conscious / rakhenge[keep</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9">
          <table:table-cell table:style-name="ce2" table:formula="of:=ROW()-1" office:value-type="float" office:value="26">
            <text:p>26</text:p>
          </table:table-cell>
          <table:table-cell table:style-name="ce2" table:formula="of:=[.B26]+1" office:value-type="float" office:value="10">
            <text:p>10</text:p>
          </table:table-cell>
          <table:table-cell table:style-name="ce6"/>
          <table:table-cell table:style-name="ce11" office:value-type="string">
            <text:p>h-2</text:p>
          </table:table-cell>
          <table:table-cell table:style-name="ce13" office:value-type="string" table:number-columns-spanned="3" table:number-rows-spanned="1">
            <text:p>यह कौन सा होगा।</text:p>
            <text:p>yee / koon-sa[kto`ry / hoga[stanie sie_</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0">
          <table:table-cell table:style-name="ce2" table:formula="of:=ROW()-1" office:value-type="float" office:value="27">
            <text:p>27</text:p>
          </table:table-cell>
          <table:table-cell table:style-name="ce2" table:formula="of:=[.B27]+1" office:value-type="float" office:value="11">
            <text:p>11</text:p>
          </table:table-cell>
          <table:table-cell table:style-name="ce6"/>
          <table:table-cell table:style-name="ce11" office:value-type="string">
            <text:p>c-1</text:p>
          </table:table-cell>
          <table:table-cell table:style-name="ce12" office:value-type="string" table:number-columns-spanned="3" table:number-rows-spanned="1">
            <text:p>（对自己）（1）关于量子力学的文章。在它里，时时著者说，`嘿，这是很重要，不要忘记`(m1)，或者, `这是很难理解`(m2)。（a）我告诉你：穿越这些噪[zao4音。（2）这些意见，处理翻译且说来。（a）m1 的意思是，`（a1）我参加考试时，我不会回忆这条表达式。我考上不了。我很伤心。（a2）现在我对你说别忘。做这样，我试图治疗我自己的伤心。`</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4">
          <table:table-cell table:style-name="ce2"/>
          <table:table-cell table:style-name="ce2" table:formula="of:=[.B28]+1" office:value-type="float" office:value="12">
            <text:p>12</text:p>
          </table:table-cell>
          <table:table-cell table:style-name="ce6"/>
          <table:table-cell table:style-name="ce11" office:value-type="string">
            <text:p>c-2</text:p>
          </table:table-cell>
          <table:table-cell table:style-name="ce12" office:value-type="string" table:number-columns-spanned="3" table:number-rows-spanned="1">
            <text:p>（b）m2 的意思。可能你已经猜[cai1理了。意思是，`我不知道。我曾经试图去理解。不成功。别再问我。`</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table:table-cell table:number-columns-repeated="1010"/>
        </table:table-row>
        <table:table-row table:style-name="ro8">
          <table:table-cell table:style-name="ce2" table:formula="of:=ROW()-1" office:value-type="float" office:value="29">
            <text:p>29</text:p>
          </table:table-cell>
          <table:table-cell table:style-name="ce2" table:formula="of:=[.B29]+1" office:value-type="float" office:value="13">
            <text:p>13</text:p>
          </table:table-cell>
          <table:table-cell table:style-name="ce6"/>
          <table:table-cell table:style-name="ce11" office:value-type="string">
            <text:p>r-1</text:p>
          </table:table-cell>
          <table:table-cell table:style-name="ce12" office:value-type="string" table:number-columns-spanned="3" table:number-rows-spanned="1">
            <text:p>я сижу на стуле. моя талия начинает болеть. / насто'лько[wie_c, я сто'ю на коленях[knee.e, снова, талия боли'т[boli.pl, тем&lt;chim&gt;[mimo-wszystko;<text:a xlink:href="mailto:jednakz@e">jednakz@e</text:a>~2 не ме'&lt;je&gt;нее.</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30">
            <text:p>30</text:p>
          </table:table-cell>
          <table:table-cell table:style-name="ce2" office:value-type="float" office:value="1">
            <text:p>1</text:p>
          </table:table-cell>
          <table:table-cell table:style-name="ce6" office:value-type="date" office:date-value="2022-02-07T09:12:36.18">
            <text:p>0207</text:p>
          </table:table-cell>
          <table:table-cell table:style-name="ce11" office:value-type="string">
            <text:p>p-1</text:p>
          </table:table-cell>
          <table:table-cell table:style-name="ce12" office:value-type="string" table:number-columns-spanned="3" table:number-rows-spanned="1">
            <text:p>Niedziele, szósty luta. / Księżyca : Kiedy wychodzę z domu : Na zachodnim niebie, wyższy niż poprzednej dnia.</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31">
            <text:p>31</text:p>
          </table:table-cell>
          <table:table-cell table:style-name="ce2" table:formula="of:=[.B31]+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Obaj w zachodnim. (2) Po podaniu jedzenia pasty, Mike podchodzi do bardziej przydrożnego miejsca na ścianie. Patrząc mnie. &lt;1&gt; Podchodzę do Mike'a, robię masaż.</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1">
          <table:table-cell table:style-name="ce2" table:formula="of:=ROW()-1" office:value-type="float" office:value="32">
            <text:p>32</text:p>
          </table:table-cell>
          <table:table-cell table:style-name="ce2" table:formula="of:=[.B32]+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일요일. 맑은. / 월령, 4.9. / 천체 : 천왕성. 6일, 20시 경. 달와 거의 같은 위치에 있음. &lt;1&gt; 위도. 의도도 거의 달와 같다. / 천체 : 오리온 자리. 오리온 자신에게서 보면, 오른 쪽 어깨. 가, 베텔게우스. &lt;2&gt; 왼 쪽 무릎이 리겔 (参宿七 : 중국어, 셴시우 치, shen1xiu4 qi1).</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33">
            <text:p>33</text:p>
          </table:table-cell>
          <table:table-cell table:style-name="ce2" table:formula="of:=[.B33]+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연습 : 대갑.</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1">
          <table:table-cell table:style-name="ce2" table:formula="of:=ROW()-1" office:value-type="float" office:value="34">
            <text:p>34</text:p>
          </table:table-cell>
          <table:table-cell table:style-name="ce2" table:formula="of:=[.B34]+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시노 연주를 녹화했다. 내용은, 넷 개의 음표를 사용. (2) 이 녹화를 재생하면서 연주하려고 했다. &lt;1&gt; 하지만, 이전에 녹화하던 비디오를 재생 해보면, 충분히, 말하자면, `지원`을 느꼈다. &lt;2&gt; 그래서, 이 새로운 녹화가 아니, 이전에의 녹화를 재생 계속했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35">
            <text:p>35</text:p>
          </table:table-cell>
          <table:table-cell table:style-name="ce2" table:formula="of:=[.B35]+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أنجبت طفلاً أثناء الحرب. / لقد فقدت طفلها خلال نفس حرب.</text:p>
            <text:p>athnaa[w-czasie / al-harb-i[wojna / laqat-faqatta[have-lost / t^ifla-haa[jej-dziecko / h^ilala[podczas / nafs-i[samo / h^arben[wojna</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36">
            <text:p>36</text:p>
          </table:table-cell>
          <table:table-cell table:style-name="ce2" table:formula="of:=[.B36]+1" office:value-type="float" office:value="7">
            <text:p>7</text:p>
          </table:table-cell>
          <table:table-cell table:style-name="ce6"/>
          <table:table-cell table:style-name="ce11" office:value-type="string">
            <text:p>a-2</text:p>
          </table:table-cell>
          <table:table-cell table:style-name="ce12" office:value-type="string" table:number-columns-spanned="3" table:number-rows-spanned="1">
            <text:p>-</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37">
            <text:p>37</text:p>
          </table:table-cell>
          <table:table-cell table:style-name="ce2" table:formula="of:=[.B37]+1" office:value-type="float" office:value="8">
            <text:p>8</text:p>
          </table:table-cell>
          <table:table-cell table:style-name="ce6"/>
          <table:table-cell table:style-name="ce11" office:value-type="string">
            <text:p>f-1</text:p>
          </table:table-cell>
          <table:table-cell table:style-name="ce12" office:value-type="string" table:number-columns-spanned="3" table:number-rows-spanned="1">
            <text:p>سپس، آنها شروع به کشتن مردم می کنند.</text:p>
            <text:p>shuruwA[zaczynaja_ / koshtaan[zabijac` / mardoom[ludzi / </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2">
          <table:table-cell table:style-name="ce2" table:formula="of:=ROW()-1" office:value-type="float" office:value="38">
            <text:p>38</text:p>
          </table:table-cell>
          <table:table-cell table:style-name="ce2" table:formula="of:=[.B38]+1" office:value-type="float" office:value="9">
            <text:p>9</text:p>
          </table:table-cell>
          <table:table-cell table:style-name="ce6"/>
          <table:table-cell table:style-name="ce11" office:value-type="string">
            <text:p>h-1</text:p>
          </table:table-cell>
          <table:table-cell table:style-name="ce13" office:value-type="string" table:number-columns-spanned="3" table:number-rows-spanned="1">
            <text:p>यदि, आप होश में रहते हैं, फिर , लोग अपने बड़ों को पहले मौत के घाट भेज देंगे। </text:p>
            <text:p>yadi[jes`li / hosh-men[w-s`wiadomos`ci / rahate-hen[pozostac` / phir[wie_c / log-apane[ludzi-mowia_ / bad_on-ko[starszym / pahale[pierwsza / moot-ke-ghaat_[death-pier / bhej[send.e / denge[will.e</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0">
          <table:table-cell table:style-name="ce2" table:formula="of:=ROW()-1" office:value-type="float" office:value="39">
            <text:p>39</text:p>
          </table:table-cell>
          <table:table-cell table:style-name="ce2" table:formula="of:=[.B39]+1" office:value-type="float" office:value="10">
            <text:p>10</text:p>
          </table:table-cell>
          <table:table-cell table:style-name="ce6"/>
          <table:table-cell table:style-name="ce11" office:value-type="string">
            <text:p>c-1</text:p>
          </table:table-cell>
          <table:table-cell table:style-name="ce12" office:value-type="string" table:number-columns-spanned="3" table:number-rows-spanned="1">
            <text:p>物理学。（1）有说明文章。如下：∫ψ^(*)(E - H^)ψdx (s1). （a）作者说，该表达式，价值是零。（2）最初，我认识，该式里，(E - H^) (s2) 的部分，就是成为零。（3）一段时间后，我认识到，对 (E - H^)， 加上 ψ，就是，(E - H^)ψ (s3) 的部分，就成零的。（a）这个结论的根据，就是，前提之一的关系表达，H^ψ =Eψ (s4)。</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0">
          <table:table-cell table:style-name="ce2" table:formula="of:=ROW()-1" office:value-type="float" office:value="40">
            <text:p>40</text:p>
          </table:table-cell>
          <table:table-cell table:style-name="ce2" table:formula="of:=[.B40]+1" office:value-type="float" office:value="11">
            <text:p>11</text:p>
          </table:table-cell>
          <table:table-cell table:style-name="ce6"/>
          <table:table-cell table:style-name="ce11" office:value-type="string">
            <text:p>c-2</text:p>
          </table:table-cell>
          <table:table-cell table:style-name="ce12" office:value-type="string" table:number-columns-spanned="3" table:number-rows-spanned="1">
            <text:p>（b）从 s4，我们获得别的关系，使用转项规定，H^ψ - Eψ = 0 (s5)。（c）使用分配律的反面，左边成为，(H^ - E) ψ (s6)。（d）把 s6 入去 s5，我们获得，(H^ - E) ψ = 0 (s7)。（e）s7 入去 s1，获得，∫ψ^(*) 0 dx (s8)。（f）s8 的 integrand，就是零。零的积分，也是零。所以，最终，我们获得，s1 = 0.</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41">
            <text:p>41</text:p>
          </table:table-cell>
          <table:table-cell table:style-name="ce2" table:formula="of:=[.B41]+1" office:value-type="float" office:value="12">
            <text:p>12</text:p>
          </table:table-cell>
          <table:table-cell table:style-name="ce6"/>
          <table:table-cell table:style-name="ce11" office:value-type="string">
            <text:p>r-1</text:p>
          </table:table-cell>
          <table:table-cell table:style-name="ce12" office:value-type="string" table:number-columns-spanned="3" table:number-rows-spanned="1">
            <text:p>бе'лые во'лосы растут на мое'&lt;je&gt;й голо'ве.</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42">
            <text:p>42</text:p>
          </table:table-cell>
          <table:table-cell table:style-name="ce2" office:value-type="float" office:value="1">
            <text:p>1</text:p>
          </table:table-cell>
          <table:table-cell table:style-name="ce6" office:value-type="date" office:date-value="2022-02-08T10:28:26.55">
            <text:p>0208</text:p>
          </table:table-cell>
          <table:table-cell table:style-name="ce11" office:value-type="string">
            <text:p>p-1</text:p>
          </table:table-cell>
          <table:table-cell table:style-name="ce12" office:value-type="string" table:number-columns-spanned="3" table:number-rows-spanned="1">
            <text:p>Poniedziałek, siódmy luta. (2) Księżyca : &lt;1&gt; Na zachodnim niebie. Wyższya. &lt;2&gt; Prawie, połowa.</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3">
          <table:table-cell table:style-name="ce2" table:formula="of:=ROW()-1" office:value-type="float" office:value="43">
            <text:p>43</text:p>
          </table:table-cell>
          <table:table-cell table:style-name="ce2" table:formula="of:=[.B43]+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Najpierw tylko Kuro. Podając żywność, w tym typ kamyczkowy, poszedłem do zachodniej działki. &lt;1&gt; Mike nie była tam; Głos przychodzi zza ogrodzenia. (2) Po przychodząc do ściania, podałem jej jedzenie. Ale nie zaczynz jeść. &lt;1&gt; Zamiast, idzie do miejsca na ścianie bliżej ulicy. &lt;2&gt; Podchodzę do niej, robię jej masaż.</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4">
          <table:table-cell table:style-name="ce2" table:formula="of:=ROW()-1" office:value-type="float" office:value="44">
            <text:p>44</text:p>
          </table:table-cell>
          <table:table-cell table:style-name="ce2" table:formula="of:=[.B44]+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월요일. / 맑은. 바림 없음. 햇빛 있음. / 천체 : 천왕성. 7일. 밤 20시. 달의 약간 아래서. 경도, 거의 255. 위도 45.</text:p>
          </table:table-cell>
          <table:covered-table-cell table:number-columns-repeated="2" table:style-name="ce8"/>
          <table:table-cell table:style-name="ce17" office:value-type="string">
            <text:p><text:a xlink:href="https://www.astroarts.co.jp/alacarte/kiso/kiso02-j.shtml">https://www.astroarts.co.jp/alacarte/kiso/kiso02-j.shtml</text:a> 天球と座標系</text:p>
          </table:table-cell>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1">
          <table:table-cell table:style-name="ce2" table:formula="of:=ROW()-1" office:value-type="float" office:value="45">
            <text:p>45</text:p>
          </table:table-cell>
          <table:table-cell table:style-name="ce2" table:formula="of:=[.B45]+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녹화. 스프레이 캔. 캔을 두드린다. &lt;1&gt; 템포는 중력에 맞춘다. &lt;2&gt; 먼저 캔을 가볍게 두드린다. &lt;3&gt; 그리고 캔이 흔들리고 돌아온다. &lt;4&gt; 그 때 다시 두드린다. &lt;5&gt; 반복. (2) 이 녹화를 콘퓨터상에서 재생. 재생하면서 피리를 연주. 즐거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46">
            <text:p>46</text:p>
          </table:table-cell>
          <table:table-cell table:style-name="ce2" table:formula="of:=[.B46]+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소리내기. (2) 구멍 3. 갑 소리. 반음. --&gt; 어려운.</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47">
            <text:p>47</text:p>
          </table:table-cell>
          <table:table-cell table:style-name="ce2" table:formula="of:=[.B47]+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كيف مات الطفل؟ / يوم واحد، أصبح الطقس باردا.</text:p>
            <text:p>kyaifa[jak maata[umarl` / al-t^ifla / yawm-waah^idu[pewnego dnia / as^bah^a[stal`o-sie_ / baarida[zimno</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
          <table:table-cell table:style-name="ce2" table:formula="of:=ROW()-1" office:value-type="float" office:value="48">
            <text:p>48</text:p>
          </table:table-cell>
          <table:table-cell table:style-name="ce2" table:formula="of:=b#ref!+1" office:value-type="string" office:string-value="エラー:509">
            <text:p>エラー:509</text:p>
          </table:table-cell>
          <table:table-cell table:style-name="ce6"/>
          <table:table-cell table:style-name="ce11" office:value-type="string">
            <text:p>f-1</text:p>
          </table:table-cell>
          <table:table-cell table:style-name="ce12" office:value-type="string" table:number-columns-spanned="3" table:number-rows-spanned="1">
            <text:p>مردی در فيلم خانه اش را نشان می دهد.</text:p>
            <text:p>mardiy[<text:a xlink:href="mailto:me_z@czyzna">me_z@czyzna</text:a> / fiylm(? / xaanee[dom / nushaan[show / miy-dahad[give</text:p>
            <text:p>N: he leads the camera to a room</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6">
          <table:table-cell table:style-name="ce2" table:formula="of:=ROW()-1" office:value-type="float" office:value="49">
            <text:p>49</text:p>
          </table:table-cell>
          <table:table-cell table:style-name="ce2" table:formula="of:=[.B49]+1" office:value-type="float" office:value="0">
            <text:p>エラー:509</text:p>
          </table:table-cell>
          <table:table-cell table:style-name="ce6"/>
          <table:table-cell table:style-name="ce11" office:value-type="string">
            <text:p>h-1</text:p>
          </table:table-cell>
          <table:table-cell table:style-name="ce13" office:value-type="string" table:number-columns-spanned="3" table:number-rows-spanned="1">
            <text:p>यदि , जीवन के बाद कोई जीवन नहीं है , लोग बड़ों की परवाह नहीं करेंगे। </text:p>
            <text:p>jiivan[<text:a xlink:href="mailto:z@ycie">z@ycie</text:a> / baad[after / koee[jakis` / log[ludzi / bad_on[starszy / kii[を / paravaah[take-care / karenge[be_dzie</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4">
          <table:table-cell table:style-name="ce2" table:formula="of:=ROW()-1" office:value-type="float" office:value="50">
            <text:p>50</text:p>
          </table:table-cell>
          <table:table-cell table:style-name="ce2" table:formula="of:=[.B50]+1" office:value-type="float" office:value="0">
            <text:p>エラー:509</text:p>
          </table:table-cell>
          <table:table-cell table:style-name="ce6"/>
          <table:table-cell table:style-name="ce11" office:value-type="string">
            <text:p>c-1</text:p>
          </table:table-cell>
          <table:table-cell table:style-name="ce12" office:value-type="string" table:number-columns-spanned="3" table:number-rows-spanned="1">
            <text:p>物理学。（1）一个概念。`摄[she4动`。`摄` 的意思。捆[kun3入。（a）所以，`摄动`。咀嚼[ju3jue2而说明来，有些外在的力量，把他们抓住，到自己里 `捆入`。这个模[mu2样，我们之称，`摄动`。</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51">
            <text:p>51</text:p>
          </table:table-cell>
          <table:table-cell table:style-name="ce2" table:formula="of:=[.B51]+1" office:value-type="float" office:value="0">
            <text:p>エラー:509</text:p>
          </table:table-cell>
          <table:table-cell table:style-name="ce6"/>
          <table:table-cell table:style-name="ce11" office:value-type="string">
            <text:p>r-1</text:p>
          </table:table-cell>
          <table:table-cell table:style-name="ce12" office:value-type="string" table:number-columns-spanned="3" table:number-rows-spanned="1">
            <text:p>боли'т ле'вое плечо'. (2) конкре'тно говоря', пречево'й сустав болит. (3) тренировка мышц. как я это де'лаю. не пра'вильно.</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0">
          <table:table-cell table:style-name="ce2" table:formula="of:=ROW()-1" office:value-type="float" office:value="52">
            <text:p>52</text:p>
          </table:table-cell>
          <table:table-cell table:style-name="ce2" table:formula="of:=[.B52]+1" office:value-type="float" office:value="0">
            <text:p>エラー:509</text:p>
          </table:table-cell>
          <table:table-cell table:style-name="ce6"/>
          <table:table-cell table:style-name="ce11" office:value-type="string">
            <text:p>v-1</text:p>
          </table:table-cell>
          <table:table-cell table:style-name="ce13" office:value-type="string" table:number-columns-spanned="3" table:number-rows-spanned="1">
            <text:p>nhân[mercy~1 từ. Khổng Tử. anh ấy noí[mo`wi, nếu[jes`li bạn không thích[lubic` sự không[bez.pl thương[litosnos`c`~1 tiếc, bạn đang làm Ren. (Lý Nhân : 72)</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9">
          <table:table-cell table:style-name="ce2" table:formula="of:=ROW()-1" office:value-type="float" office:value="53">
            <text:p>53</text:p>
          </table:table-cell>
          <table:table-cell table:style-name="ce2" table:formula="of:=[.B53]+1" office:value-type="float" office:value="0">
            <text:p>エラー:509</text:p>
          </table:table-cell>
          <table:table-cell table:style-name="ce6"/>
          <table:table-cell table:style-name="ce11" office:value-type="string">
            <text:p>s-1</text:p>
          </table:table-cell>
          <table:table-cell table:style-name="ce13" office:value-type="string" table:number-columns-spanned="3" table:number-rows-spanned="1">
            <text:p>La población de la ciudad de Kawasaki. &lt;1&gt; un millón quinientos treinta mil. En el año calendario de dos mil veinte.</text:p>
          </table:table-cell>
          <table:covered-table-cell table:number-columns-repeated="2" table:style-name="ce8"/>
          <table:table-cell table:style-name="ce17" office:value-type="string">
            <text:p>https://www.city.kawasaki.jp/170/page/0000136635.html</text:p>
          </table:table-cell>
          <table:table-cell table:style-name="Default" office:value-type="string">
            <text:p>diary_20220208_122422[kakusaiR2].ods</text:p>
          </table:table-cell>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5">
          <table:table-cell table:style-name="ce2" table:formula="of:=ROW()-1" office:value-type="float" office:value="54">
            <text:p>54</text:p>
          </table:table-cell>
          <table:table-cell table:style-name="ce2" office:value-type="float" office:value="1">
            <text:p>1</text:p>
          </table:table-cell>
          <table:table-cell table:style-name="ce6" office:value-type="date" office:date-value="2022-02-09T10:48:24.11">
            <text:p>0209</text:p>
          </table:table-cell>
          <table:table-cell table:style-name="ce11" office:value-type="string">
            <text:p>p-1</text:p>
          </table:table-cell>
          <table:table-cell table:style-name="ce12" office:value-type="string" table:number-columns-spanned="3" table:number-rows-spanned="1">
            <text:p>wtorek, ósmy luta. / (1) Księżyca, widoczna. &lt;1&gt; Mgła[fog.e w niebie, cienko[thinly.e.</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6">
          <table:table-cell table:style-name="ce2" table:formula="of:=ROW()-1" office:value-type="float" office:value="55">
            <text:p>55</text:p>
          </table:table-cell>
          <table:table-cell table:style-name="ce2" table:formula="of:=[.B55]+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Najpierw, tylko Kuro. Waha się, czy nie zejść w dół, przez chwilę. &lt;1&gt; A potem schodzi. (2) <text:s/>Wkrótce, z tyłu, rozlega się dźwięk. &lt;1&gt; Odwracam się. &lt;2&gt; Mike zbliżał się do nas.</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6">
          <table:table-cell table:style-name="ce2" table:formula="of:=ROW()-1" office:value-type="float" office:value="56">
            <text:p>56</text:p>
          </table:table-cell>
          <table:table-cell table:style-name="ce2" table:formula="of:=[.B56]+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화요일. / 맑은. / &lt;1&gt; 도서관 앞의 길을 자전거를 타면서 하늘을 올려다본다. &lt;2&gt; 남 쪽 하늘, 낮게, 별이 하나 있다. &lt;3&gt; 그 밖엔 없어. &lt;4&gt; 혹시, 저것이 시리우스. </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7">
          <table:table-cell table:style-name="ce2" table:formula="of:=ROW()-1" office:value-type="float" office:value="57">
            <text:p>57</text:p>
          </table:table-cell>
          <table:table-cell table:style-name="ce2" table:formula="of:=[.B57]+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작곡. &lt;1&gt; 나오는 소리, 각각, 아름다운 소리가 되 도록 숨의 가감을 바꾼다. (2) 기본의 7 음계 안의, 임의의 하나 소리. &lt;1&gt; 그 소리와, 반음과의 왕래. 슬러로. &lt;2&gt; 이 때, 반음에 추가로, 나아가, 넷 분의 하나, 또 나아가, 오 분의 하나 정도 까지 작은 거리의 소리 사이를 왕래.</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58">
            <text:p>58</text:p>
          </table:table-cell>
          <table:table-cell table:style-name="ce2" table:formula="of:=[.B58]+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소리내기. &lt;1&gt; 샤크의 소리는 몸에 퍼진다. 스며들린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6">
          <table:table-cell table:style-name="ce2" table:formula="of:=ROW()-1" office:value-type="float" office:value="59">
            <text:p>59</text:p>
          </table:table-cell>
          <table:table-cell table:style-name="ce2" table:formula="of:=[.B59]+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بدأ الطفل يرتجف. / هي لم تستطع تجد سيارة.</text:p>
            <text:p>bada-a[zacze_l`o / al-t^iflu[dziecko / yartadhafu[shiver.e / hiy[ona / tastat^aA[mogl`a / tadhidu[find.e / sayaara[samocho`d</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6">
          <table:table-cell table:style-name="ce2" table:formula="of:=ROW()-1" office:value-type="float" office:value="60">
            <text:p>60</text:p>
          </table:table-cell>
          <table:table-cell table:style-name="ce2" table:formula="of:=[.B60]+1" office:value-type="float" office:value="7">
            <text:p>7</text:p>
          </table:table-cell>
          <table:table-cell table:style-name="ce6"/>
          <table:table-cell table:style-name="ce11" office:value-type="string">
            <text:p>f-1</text:p>
          </table:table-cell>
          <table:table-cell table:style-name="ce12" office:value-type="string" table:number-columns-spanned="3" table:number-rows-spanned="1">
            <text:p>او دوربين را به اتاقی هدايت می کند.</text:p>
            <text:p>duwrbiynu[camera.e / otaaGiy[poko`j / hedooyat[guidance.e / miy-konat[robic`</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8">
          <table:table-cell table:style-name="ce2" table:formula="of:=ROW()-1" office:value-type="float" office:value="61">
            <text:p>61</text:p>
          </table:table-cell>
          <table:table-cell table:style-name="ce2" table:formula="of:=[.B61]+1" office:value-type="float" office:value="8">
            <text:p>8</text:p>
          </table:table-cell>
          <table:table-cell table:style-name="ce6"/>
          <table:table-cell table:style-name="ce11" office:value-type="string">
            <text:p>h-1</text:p>
          </table:table-cell>
          <table:table-cell table:style-name="ce13" office:value-type="string" table:number-columns-spanned="3" table:number-rows-spanned="1">
            <text:p>जिन (仁 चीनी ren2) . &lt;१&gt; यह एक गुण है। एक विशेषता। </text:p>
            <text:p>jin / eek[jedna / guun_[virtue.e / vishesh_ta[charakterystyczny</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9">
          <table:table-cell table:style-name="ce2" table:formula="of:=ROW()-1" office:value-type="float" office:value="62">
            <text:p>62</text:p>
          </table:table-cell>
          <table:table-cell table:style-name="ce2" table:formula="of:=[.B62]+1" office:value-type="float" office:value="9">
            <text:p>9</text:p>
          </table:table-cell>
          <table:table-cell table:style-name="ce6"/>
          <table:table-cell table:style-name="ce11" office:value-type="string">
            <text:p>c-1</text:p>
          </table:table-cell>
          <table:table-cell table:style-name="ce12" office:value-type="string" table:number-columns-spanned="3" table:number-rows-spanned="1">
            <text:p>思想：（1）儒教。有人说，儒教倡[chang4导男尊[zun1女卑[bei1。所以不支持儒教。讨厌[tao3yan4它。（a）我同意。（2）对女人来说，儒教有什么正价值？</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5">
          <table:table-cell table:style-name="ce2" table:formula="of:=ROW()-1" office:value-type="float" office:value="63">
            <text:p>63</text:p>
          </table:table-cell>
          <table:table-cell table:style-name="ce2" table:formula="of:=[.B63]+1" office:value-type="float" office:value="10">
            <text:p>10</text:p>
          </table:table-cell>
          <table:table-cell table:style-name="ce6"/>
          <table:table-cell table:style-name="ce11" office:value-type="string">
            <text:p>r-1</text:p>
          </table:table-cell>
          <table:table-cell table:style-name="ce12" office:value-type="string" table:number-columns-spanned="3" table:number-rows-spanned="1">
            <text:p>(1) тренировка мышц. (а) Напо'лните пластико'вую буты'лку водо'й. (2) я гото'влю четы'ре буты'лки.</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0">
          <table:table-cell table:style-name="ce2" table:formula="of:=ROW()-1" office:value-type="float" office:value="64">
            <text:p>64</text:p>
          </table:table-cell>
          <table:table-cell table:style-name="ce2" table:formula="of:=[.B64]+1" office:value-type="float" office:value="11">
            <text:p>11</text:p>
          </table:table-cell>
          <table:table-cell table:style-name="ce6"/>
          <table:table-cell table:style-name="ce11" office:value-type="string">
            <text:p>v-1</text:p>
          </table:table-cell>
          <table:table-cell table:style-name="ce13" office:value-type="string" table:number-columns-spanned="3" table:number-rows-spanned="1">
            <text:p>số[number;data~1 liệu thống kê. <text:s/>Tỉnh Kanagawa. / Lịch Gregorius. 2021. tháng 12. mười hai. / Chín triệu[milion.pl hai[dwies`cie~1 trăm ba[trzydzies`c` mươi nghìn[tysia_c.</text:p>
          </table:table-cell>
          <table:covered-table-cell table:number-columns-repeated="2" table:style-name="ce8"/>
          <table:table-cell table:style-name="ce18" office:value-type="string">
            <text:p>https://www.pref.kanagawa.jp/documents/12041/geppou_r4_1.pdf</text:p>
          </table:table-cell>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1">
          <table:table-cell table:style-name="ce2" table:formula="of:=ROW()-1" office:value-type="float" office:value="65">
            <text:p>65</text:p>
          </table:table-cell>
          <table:table-cell table:style-name="ce2" table:formula="of:=[.B65]+1" office:value-type="float" office:value="12">
            <text:p>12</text:p>
          </table:table-cell>
          <table:table-cell table:style-name="ce6"/>
          <table:table-cell table:style-name="ce11" office:value-type="string">
            <text:p>s-1</text:p>
          </table:table-cell>
          <table:table-cell table:style-name="ce14" office:value-type="string" table:number-columns-spanned="4" table:number-rows-spanned="1">
            <text:p>(1) Prefectura de Kanagawa, Diciembre 2021, estadi'sticas de poblacio'n. / aumento/disminucion natural de poblacion, fue, en negativo, dos mil ochocientos. (2) Numeros por a'rea urbana. Fue negativo, 2,688, resultado numero, 4,438 mil. Por lo tanto, el numero antes del cambio, era, (2.688 mil + 4,438 mil = 4440.688). (3) el cociente de la diferencia sobre la cifra total anterior al cambio es, por lo tanto, (2.688 / 4,440.688 ? ), en aproxiamcion, 0.060 por cento.</text:p>
          </table:table-cell>
          <table:covered-table-cell table:number-columns-repeated="2" table:style-name="ce8"/>
          <table:covered-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66">
            <text:p>66</text:p>
          </table:table-cell>
          <table:table-cell table:style-name="ce2" office:value-type="float" office:value="1">
            <text:p>1</text:p>
          </table:table-cell>
          <table:table-cell table:style-name="ce6" office:value-type="date" office:date-value="2022-02-10T12:11:48.57">
            <text:p>0210</text:p>
          </table:table-cell>
          <table:table-cell table:style-name="ce11" office:value-type="string">
            <text:p>p-1</text:p>
          </table:table-cell>
          <table:table-cell table:style-name="ce12" office:value-type="string" table:number-columns-spanned="3" table:number-rows-spanned="1">
            <text:p>środa, dziewiąty luta. / Widziałem księżyc? Nie pamiętam.</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6">
          <table:table-cell table:style-name="ce2" table:formula="of:=ROW()-1" office:value-type="float" office:value="67">
            <text:p>67</text:p>
          </table:table-cell>
          <table:table-cell table:style-name="ce2" table:formula="of:=[.B67]+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Najpierw tylko Kuro. &lt;1&gt; Po powrocie na ścianę oporową, Mike przychodzi. (2) Kuro : &lt;1&gt;Najpierw na ścianie, wołam do niej, aby zeszła na ziemię. &lt;2&gt;Wreszcie, zeszła.</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5">
          <table:table-cell table:style-name="ce2" table:formula="of:=ROW()-1" office:value-type="float" office:value="68">
            <text:p>68</text:p>
          </table:table-cell>
          <table:table-cell table:style-name="ce2" table:formula="of:=[.B68]+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수요일. / 맑은. 일기예보엔 다음날은 폭설. 하지만, 저녁 시점엔, 구름도 많지 않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69">
            <text:p>69</text:p>
          </table:table-cell>
          <table:table-cell table:style-name="ce2" table:formula="of:=[.B69]+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작곡 : 전회 작곡한 곡. 다시 연주. 음표를 가감. 강약 추가.</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70">
            <text:p>70</text:p>
          </table:table-cell>
          <table:table-cell table:style-name="ce2" table:formula="of:=[.B70]+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소리내기. 갑음. (2) 자유 연주도.</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2">
          <table:table-cell table:style-name="ce2" table:formula="of:=ROW()-1" office:value-type="float" office:value="71">
            <text:p>71</text:p>
          </table:table-cell>
          <table:table-cell table:style-name="ce2" table:formula="of:=[.B71]+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توقف الطفل عن التنفس. / يخرج الأب إلى الشارع.</text:p>
            <text:p>tawaqafa[przestal`o;stop / al-tanafus-i[breathe.e / yaxrudhu[wychodzi / al-ab[ojciec / al-shaariAI[unica</text:p>
            <text:p>n: she says, he cannot bear the circumstance. I think he was desparate for any transportation.</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6">
          <table:table-cell table:style-name="ce2" table:formula="of:=ROW()-1" office:value-type="float" office:value="72">
            <text:p>72</text:p>
          </table:table-cell>
          <table:table-cell table:style-name="ce2" table:formula="of:=[.B72]+1" office:value-type="float" office:value="7">
            <text:p>7</text:p>
          </table:table-cell>
          <table:table-cell table:style-name="ce6"/>
          <table:table-cell table:style-name="ce11" office:value-type="string">
            <text:p>f-1</text:p>
          </table:table-cell>
          <table:table-cell table:style-name="ce12" office:value-type="string" table:number-columns-spanned="3" table:number-rows-spanned="1">
            <text:p>در اتاق، اجساد روی زمين افتاده اند.</text:p>
            <text:p>dar-otaaq[w-pokoju / adhsood[zwl`oki;corpses.e / ruwyi[na / zamiyn[ziemi / oftaadeh[fallen.e / aant(?[have-*ed</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0">
          <table:table-cell table:style-name="ce2" table:formula="of:=ROW()-1" office:value-type="float" office:value="73">
            <text:p>73</text:p>
          </table:table-cell>
          <table:table-cell table:style-name="ce2" table:formula="of:=[.B73]+1" office:value-type="float" office:value="8">
            <text:p>8</text:p>
          </table:table-cell>
          <table:table-cell table:style-name="ce6"/>
          <table:table-cell table:style-name="ce11" office:value-type="string">
            <text:p>h-1</text:p>
          </table:table-cell>
          <table:table-cell table:style-name="ce13" office:value-type="string" table:number-columns-spanned="3" table:number-rows-spanned="1">
            <text:p>गुरुजी, वह एनालेक्ट्स की किताब में `जिन ` की बारे में बताते हैं। </text:p>
            <text:p>gurujii / va[on / enaalekts / kii / kitaab / mein / Jin / bare-mein / bataate[opowiada;explain.e</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3">
          <table:table-cell table:style-name="ce2" table:formula="of:=ROW()-1" office:value-type="float" office:value="74">
            <text:p>74</text:p>
          </table:table-cell>
          <table:table-cell table:style-name="ce2" table:formula="of:=[.B74]+1" office:value-type="float" office:value="9">
            <text:p>9</text:p>
          </table:table-cell>
          <table:table-cell table:style-name="ce6"/>
          <table:table-cell table:style-name="ce11" office:value-type="string">
            <text:p>c-1</text:p>
          </table:table-cell>
          <table:table-cell table:style-name="ce12" office:value-type="string" table:number-columns-spanned="3" table:number-rows-spanned="1">
            <text:p>思想: 儒教。（1）对女人，有关吗？（2）所谓`仁`。我的解释，仁来自人间的心。女人也是个人间。所以，逻辑上，从女人，仁，这特质也可能涌出。/ 别一个发现。（1）韩非子的著作（现在的主流认同），`韩非子`中，有一章，提名为`忠孝`。（2）在这章里，有一句，说，`妻事夫`。这一句，可能被理解，在倡导男尊女卑。</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5">
          <table:table-cell table:style-name="ce2" table:formula="of:=ROW()-1" office:value-type="float" office:value="75">
            <text:p>75</text:p>
          </table:table-cell>
          <table:table-cell table:style-name="ce2" table:formula="of:=[.B75]+1" office:value-type="float" office:value="10">
            <text:p>10</text:p>
          </table:table-cell>
          <table:table-cell table:style-name="ce6"/>
          <table:table-cell table:style-name="ce11" office:value-type="string">
            <text:p>r-1</text:p>
          </table:table-cell>
          <table:table-cell table:style-name="ce12" office:value-type="string" table:number-columns-spanned="3" table:number-rows-spanned="1">
            <text:p>Утром, раннее время. / когда я е&lt;je&gt;м пече'нье[cookies, шоколад и другу'ю сла'д&lt;t&gt;кую пи'щу, начина'ется гиперпно'э&lt;i&gt;.</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4">
          <table:table-cell table:style-name="ce2" table:formula="of:=ROW()-1" office:value-type="float" office:value="76">
            <text:p>76</text:p>
          </table:table-cell>
          <table:table-cell table:style-name="ce2" table:formula="of:=[.B76]+1" office:value-type="float" office:value="11">
            <text:p>11</text:p>
          </table:table-cell>
          <table:table-cell table:style-name="ce6"/>
          <table:table-cell table:style-name="ce11" office:value-type="string">
            <text:p>v-1</text:p>
          </table:table-cell>
          <table:table-cell table:style-name="ce15" office:value-type="string" table:number-columns-spanned="3" table:number-rows-spanned="1">
            <text:p>dân[poblacion;ludnos`ci~2 cư trong[w vùng[area quận[area. / hai trăm ba mươi bảy nghìn[dwies`cie-trzydzies`ci-siedem-tysie_cy. / ba phẩy[punkt một phần[procent~2 trăm.</text:p>
            <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5">
          <table:table-cell table:style-name="ce2" table:formula="of:=ROW()-1" office:value-type="float" office:value="77">
            <text:p>77</text:p>
          </table:table-cell>
          <table:table-cell table:style-name="ce2" table:formula="of:=[.B77]+1" office:value-type="float" office:value="12">
            <text:p>12</text:p>
          </table:table-cell>
          <table:table-cell table:style-name="ce6"/>
          <table:table-cell table:style-name="ce11" office:value-type="string">
            <text:p>s-1</text:p>
          </table:table-cell>
          <table:table-cell table:style-name="ce13" office:value-type="string" table:number-columns-spanned="3" table:number-rows-spanned="1">
            <text:p>-</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5">
          <table:table-cell table:style-name="ce2" table:formula="of:=ROW()-1" office:value-type="float" office:value="78">
            <text:p>78</text:p>
          </table:table-cell>
          <table:table-cell table:style-name="ce2" office:value-type="float" office:value="1">
            <text:p>1</text:p>
          </table:table-cell>
          <table:table-cell table:style-name="ce6" office:value-type="date" office:date-value="2022-02-11T11:21:13.18">
            <text:p>0211</text:p>
          </table:table-cell>
          <table:table-cell table:style-name="ce11" office:value-type="string">
            <text:p>p-1</text:p>
          </table:table-cell>
          <table:table-cell table:style-name="ce12" office:value-type="string" table:number-columns-spanned="3" table:number-rows-spanned="1">
            <text:p>czwartek, dziesiąty luta. / Podczas dnia, padał śnieg. / Wiek księżyca. to jest 8.9. <text:s/>&lt;1&gt; Przekroczył pół punktu.</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6">
          <table:table-cell table:style-name="ce2" table:formula="of:=ROW()-1" office:value-type="float" office:value="79">
            <text:p>79</text:p>
          </table:table-cell>
          <table:table-cell table:style-name="ce2" table:formula="of:=[.B79]+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Obaj wewnątrz ogrodzenie. &lt;1&gt; Kiedy dotarłem do ściany, oni już tam byli. (2) jedzenie w postaci pasty, a potem porządne jedzenie.</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6">
          <table:table-cell table:style-name="ce2" table:formula="of:=ROW()-1" office:value-type="float" office:value="80">
            <text:p>80</text:p>
          </table:table-cell>
          <table:table-cell table:style-name="ce2" table:formula="of:=[.B80]+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목요일. / 설. 밤, 공원으로 갈 때. 좀 강설. 장화를 신는다. / 우수 까지 나머지 여덟 일. / 11일 20시. 월은 거의 진남 하늘에. / 천왕성. 대략 남-서-서 방향. &lt;2&gt; 월과 천왕성을 묶은 선. 이 선의 위 쪽 바로. 묘(昴).</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6">
          <table:table-cell table:style-name="ce2" table:formula="of:=ROW()-1" office:value-type="float" office:value="81">
            <text:p>81</text:p>
          </table:table-cell>
          <table:table-cell table:style-name="ce2" table:formula="of:=[.B81]+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연습. &lt;1&gt; 기본음. 즉, 구멍을 완전히 막힌 상태일 때 나오는 소리. &lt;2&gt; 이 소리보다 시작해, 5분 소리 정도까지 높인다. 그리고 천천히 기본음으로 되돌린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82">
            <text:p>82</text:p>
          </table:table-cell>
          <table:table-cell table:style-name="ce2" table:formula="of:=[.B82]+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자유 연주. 기분이 좋다. &lt;1&gt; 하루 속에서, 유일, 즐거운 한 때.</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7">
          <table:table-cell table:style-name="ce2" table:formula="of:=ROW()-1" office:value-type="float" office:value="83">
            <text:p>83</text:p>
          </table:table-cell>
          <table:table-cell table:style-name="ce2" table:formula="of:=[.B83]+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هي تقول. <text:s/>لا يستطيع تحمل الظروف.</text:p>
            <text:p>hiya[ona / taquwl[mo`wi / la / yastat^iyAU[moge_ / tah^amula[bear.e / dz^uruwf-i[circumstances</text:p>
            <text:p><text:span text:style-name="T1">n: I think he was desparate for any transportation.</text:span></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7">
          <table:table-cell table:style-name="ce2" table:formula="of:=ROW()-1" office:value-type="float" office:value="84">
            <text:p>84</text:p>
          </table:table-cell>
          <table:table-cell table:style-name="ce2" table:formula="of:=[.B84]+1" office:value-type="float" office:value="7">
            <text:p>7</text:p>
          </table:table-cell>
          <table:table-cell table:style-name="ce6"/>
          <table:table-cell table:style-name="ce11" office:value-type="string">
            <text:p>f-1</text:p>
          </table:table-cell>
          <table:table-cell table:style-name="ce12" office:value-type="string" table:number-columns-spanned="3" table:number-rows-spanned="1">
            <text:p>روی ديوار، لکه خون.</text:p>
            <text:p>ruwyi / diyvaar[s`cianie / lache[stain.e / xuun[krew</text:p>
            <text:p>n: the walls are not broken. this means they were killed by hand, not by bombshells.</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0">
          <table:table-cell table:style-name="ce2" table:formula="of:=ROW()-1" office:value-type="float" office:value="85">
            <text:p>85</text:p>
          </table:table-cell>
          <table:table-cell table:style-name="ce2" table:formula="of:=[.B85]+1" office:value-type="float" office:value="8">
            <text:p>8</text:p>
          </table:table-cell>
          <table:table-cell table:style-name="ce6"/>
          <table:table-cell table:style-name="ce11" office:value-type="string">
            <text:p>h-1</text:p>
          </table:table-cell>
          <table:table-cell table:style-name="ce13" office:value-type="string" table:number-columns-spanned="3" table:number-rows-spanned="1">
            <text:p>वह (गुरुजी ) `यान - हुई (顔回)` से कहता है । / `जिन ` लोगों से प्यार करना है। </text:p>
            <text:p>yan / hu'ii / kahata[mo`wi / logon[ludzi / pyaar[kochanie / karna[robic`</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6">
          <table:table-cell table:style-name="ce2" table:formula="of:=ROW()-1" office:value-type="float" office:value="86">
            <text:p>86</text:p>
          </table:table-cell>
          <table:table-cell table:style-name="ce2" table:formula="of:=[.B86]+1" office:value-type="float" office:value="9">
            <text:p>9</text:p>
          </table:table-cell>
          <table:table-cell table:style-name="ce6"/>
          <table:table-cell table:style-name="ce11" office:value-type="string">
            <text:p>c-1</text:p>
          </table:table-cell>
          <table:table-cell table:style-name="ce12" office:value-type="string" table:number-columns-spanned="3" table:number-rows-spanned="1">
            <text:p>物理学。（1）我想到的事。薛定谔方程。右边。Eψ。左边，就是，两项变量。两项之和。所谓`线性组合`。不是两项的乘积。／ 数学。（1）泰勒级数。该概念的被恶警思想。是，我认为，把某种量(S)，分割下去(x_i)。S = Σx_i. （2）这 S 本身，可能不会得到表达式。（3）但是，x_i ，有可能得到某种表达。（4）做这样，我们有可能，描述 S 的大体上的容貌[mao4。</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2">
          <table:table-cell table:style-name="ce2" table:formula="of:=ROW()-1" office:value-type="float" office:value="87">
            <text:p>87</text:p>
          </table:table-cell>
          <table:table-cell table:style-name="ce2" table:formula="of:=[.B87]+1" office:value-type="float" office:value="10">
            <text:p>10</text:p>
          </table:table-cell>
          <table:table-cell table:style-name="ce6"/>
          <table:table-cell table:style-name="ce11" office:value-type="string">
            <text:p>r-1</text:p>
          </table:table-cell>
          <table:table-cell table:style-name="ce12" office:value-type="string" table:number-columns-spanned="3" table:number-rows-spanned="1">
            <text:p>Акупункту'рные то'чки[points.e. подошва[sole.e сто'&lt;a&gt;пы[foot.e. (1) основа'ние большо'го&lt;va&gt; пальца стопы. (2) основание мизи'нца. (3) пря&lt;i&gt;ма'я ли'ния, соединя'&lt;nya&gt;ющая их.</text:p>
            <text:p>n: the point at the center of the line. below the point, by the length of one distal phalanx.</text:p>
          </table:table-cell>
          <table:covered-table-cell table:number-columns-repeated="2" table:style-name="ce8"/>
          <table:table-cell table:style-name="ce18" office:value-type="string">
            <text:p>https://www.sportsphysiouk.co.uk/2017/09/07/cpd-forearm-wrist-hand/</text:p>
          </table:table-cell>
          <table:table-cell table:style-name="ce19"/>
          <table:table-cell table:style-name="ce18"/>
          <table:table-cell table:style-name="Default"/>
          <table:table-cell table:style-name="ce20"/>
          <table:table-cell table:style-name="ce22"/>
          <table:table-cell table:style-name="ce7" office:value-type="string">
            <text:p>*</text:p>
          </table:table-cell>
          <table:table-cell table:number-columns-repeated="1010"/>
        </table:table-row>
        <table:table-row table:style-name="ro25">
          <table:table-cell table:style-name="ce2" table:formula="of:=ROW()-1" office:value-type="float" office:value="88">
            <text:p>88</text:p>
          </table:table-cell>
          <table:table-cell table:style-name="ce2" table:formula="of:=[.B88]+1" office:value-type="float" office:value="11">
            <text:p>11</text:p>
          </table:table-cell>
          <table:table-cell table:style-name="ce6"/>
          <table:table-cell table:style-name="ce11" office:value-type="string">
            <text:p>v-1</text:p>
          </table:table-cell>
          <table:table-cell table:style-name="ce13" office:value-type="string" table:number-columns-spanned="3" table:number-rows-spanned="1">
            <text:p>-</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7">
          <table:table-cell table:style-name="ce2" table:formula="of:=ROW()-1" office:value-type="float" office:value="89">
            <text:p>89</text:p>
          </table:table-cell>
          <table:table-cell table:style-name="ce2" table:formula="of:=[.B89]+1" office:value-type="float" office:value="12">
            <text:p>12</text:p>
          </table:table-cell>
          <table:table-cell table:style-name="ce6"/>
          <table:table-cell table:style-name="ce11" office:value-type="string">
            <text:p>s-1</text:p>
          </table:table-cell>
          <table:table-cell table:style-name="ce16" office:value-type="string" table:number-columns-spanned="4" table:number-rows-spanned="1">
            <text:p>Poblacion de la Prefectura de Kanagawa : (1) En área condado. A partir del primero de enero. (a) La cifra total fue, de unos, doscientos ochenta y siete mil (287,000). (b) Cambio social fue, en positivo, ciento setenta y ocho (+178). (2) Antes del cambio, es decir, comparado con el mes anterior, el cociente es, (178 / 287 mil = 0.062 por cento). (3) Para a'rea urbana. (a) El total es 8,943 mil. (b) El cambio socail, es, en positivo, 224. (c) El cociente es, (224 / 8,943 mil = 0.025 por cento).</text:p>
            <text:p>n: (1) la area urbana y la area condado. (2) La cifra por cambio natural, de cada uno. (3) Comparar estas dos cifras.</text:p>
          </table:table-cell>
          <table:covered-table-cell table:number-columns-repeated="2" table:style-name="ce8"/>
          <table:covered-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5">
          <table:table-cell table:style-name="ce2" table:formula="of:=ROW()-1" office:value-type="float" office:value="90">
            <text:p>90</text:p>
          </table:table-cell>
          <table:table-cell table:style-name="ce2" office:value-type="float" office:value="1">
            <text:p>1</text:p>
          </table:table-cell>
          <table:table-cell table:style-name="ce6" office:value-type="date" office:date-value="2022-02-13T14:05:45.39">
            <text:p>0213</text:p>
          </table:table-cell>
          <table:table-cell table:style-name="ce11" office:value-type="string">
            <text:p>p-1</text:p>
          </table:table-cell>
          <table:table-cell table:style-name="ce12" office:value-type="string" table:number-columns-spanned="3" table:number-rows-spanned="1">
            <text:p>Sobota, dwunasty luta. / Dzień dla pracy. / Czas kiedy wróciłem do domu, był 18:50.</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8">
          <table:table-cell table:style-name="ce2" table:formula="of:=ROW()-1" office:value-type="float" office:value="91">
            <text:p>91</text:p>
          </table:table-cell>
          <table:table-cell table:style-name="ce2" table:formula="of:=[.B91]+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Najpierw w zachodnim miejsce. (2) w pobliżu małej działki, na jej zachodniej strony, na pochyłym terenie. Tam, wykopano kilka wgnieceń. &lt;1&gt; W jednym z nich, śpią koty. &lt;2&gt; Ostatnio, często, kiedy dotaram do ściania, koty nie tam są, ale w tym wgnieceniu. &lt;3&gt; Kiedy pójdę tam, oni wychodzą z wgnicenia. (3) Chcę zobaczyć : &lt;1&gt; Podchodzę do ściany. &lt;2&gt; oni zeskakują ze ściany, biegną do mnie z radością. &lt;3&gt; Ale, to.</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6">
          <table:table-cell table:style-name="ce2" table:formula="of:=ROW()-1" office:value-type="float" office:value="92">
            <text:p>92</text:p>
          </table:table-cell>
          <table:table-cell table:style-name="ce2" table:formula="of:=[.B92]+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토요일. 맑은 날씨. 일 현장에는 요 전날의 눈의 <text:s/>영향으로 슬래브상에서 물이 많이 나머지고 있었다. / (1) 2월12일. 월령은 10.9. / &lt;1&gt; 13일 달의 고도는 약 70도. &lt;2&gt; 방향은, 밤 20시 기준, 동-남-동, 경도 110도. / (2) 별. &lt;1&gt; 리겔 (参宿七 중국어:셴시우 치)와 베텔게우스(参宿四) 의 오른 위 쪽. 알데바란 (畢宿 비수). &lt;2&gt; 베텔게우스와 시리우스. 왼 쪽에, 프로키온 (南河三 난하아)</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93">
            <text:p>93</text:p>
          </table:table-cell>
          <table:table-cell table:style-name="ce2" table:formula="of:=[.B93]+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정시의 연습, 없음. (2) 목욕을 할 전에, 몇 분 동안 소리내기.</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94">
            <text:p>94</text:p>
          </table:table-cell>
          <table:table-cell table:style-name="ce2" table:formula="of:=[.B94]+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없음.</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7">
          <table:table-cell table:style-name="ce2" table:formula="of:=ROW()-1" office:value-type="float" office:value="95">
            <text:p>95</text:p>
          </table:table-cell>
          <table:table-cell table:style-name="ce2" table:formula="of:=[.B95]+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أعتقد أنه، كان يائساً الأي وسيلة </text:p>
            <text:p>aAtaqidu[mys`le_ / anahu[<text:a xlink:href="mailto:z@e">z@e</text:a>... / kyaan / yaa-isaan[desperacko / al-aiya[jagiegokilwiek / wasiyla[s`rodek / nuqila[transfer</text:p>
            <text:p>n: when they found a car, the baby was already not breathing.</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6">
          <table:table-cell table:style-name="ce2" table:formula="of:=ROW()-1" office:value-type="float" office:value="96">
            <text:p>96</text:p>
          </table:table-cell>
          <table:table-cell table:style-name="ce2" table:formula="of:=[.B96]+1" office:value-type="float" office:value="7">
            <text:p>7</text:p>
          </table:table-cell>
          <table:table-cell table:style-name="ce6"/>
          <table:table-cell table:style-name="ce11" office:value-type="string">
            <text:p>f-1</text:p>
          </table:table-cell>
          <table:table-cell table:style-name="ce12" office:value-type="string" table:number-columns-spanned="3" table:number-rows-spanned="1">
            <text:p>ديوارها شکسته نشده اند. <text:s/>/ اين بدان معناست کهآنها با دست کشته شدند، </text:p>
            <text:p>diyvaar-hoo[walls.e / shekyaste[broken.e / nashode[not / and[? / uwn[to / bedan[wiedziec` / maAnaast[znaczy / che[<text:a xlink:href="mailto:z@e">z@e</text:a> / baa[z / dast[re_ka / koshte[zabili / shodaand[byli / no[nie / guluwle[bullets.e / hooyi[? / boomb</text:p>
            <text:p>n: that is to say, a murder. a massacre.</text:p>
          </table:table-cell>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9">
          <table:table-cell table:style-name="ce2" table:formula="of:=ROW()-1" office:value-type="float" office:value="97">
            <text:p>97</text:p>
          </table:table-cell>
          <table:table-cell table:style-name="ce2"/>
          <table:table-cell table:style-name="ce6"/>
          <table:table-cell table:style-name="ce11" office:value-type="string">
            <text:p>h-1</text:p>
          </table:table-cell>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98">
            <text:p>98</text:p>
          </table:table-cell>
          <table:table-cell table:style-name="ce2"/>
          <table:table-cell table:style-name="ce6"/>
          <table:table-cell table:style-name="ce11" office:value-type="string">
            <text:p>c-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99">
            <text:p>99</text:p>
          </table:table-cell>
          <table:table-cell table:style-name="ce2"/>
          <table:table-cell table:style-name="ce6"/>
          <table:table-cell table:style-name="ce11" office:value-type="string">
            <text:p>r-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9">
          <table:table-cell table:style-name="ce2" table:formula="of:=ROW()-1" office:value-type="float" office:value="100">
            <text:p>100</text:p>
          </table:table-cell>
          <table:table-cell table:style-name="ce2"/>
          <table:table-cell table:style-name="ce6"/>
          <table:table-cell table:style-name="ce11" office:value-type="string">
            <text:p>v-1</text:p>
          </table:table-cell>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9">
          <table:table-cell table:style-name="ce2" table:formula="of:=ROW()-1" office:value-type="float" office:value="101">
            <text:p>101</text:p>
          </table:table-cell>
          <table:table-cell table:style-name="ce2"/>
          <table:table-cell table:style-name="ce6"/>
          <table:table-cell table:style-name="ce11" office:value-type="string">
            <text:p>s-1</text:p>
          </table:table-cell>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0">
          <table:table-cell table:number-columns-repeated="2" office:value-type="string">
            <text:p>*</text:p>
          </table:table-cell>
          <table:table-cell table:style-name="ce7" table:formula="of:=NOW()" office:value-type="date" office:date-value="2022-02-13T14:06:30.95">
            <text:p>0213 <text:s/>1406</text:p>
          </table:table-cell>
          <table:table-cell table:number-columns-repeated="5" office:value-type="string">
            <text:p>*</text:p>
          </table:table-cell>
          <table:table-cell table:style-name="ce7" table:formula="of:=NOW()" office:value-type="date" office:date-value="2022-02-13T14:06:30.95">
            <text:p>0213 <text:s/>1406</text:p>
          </table:table-cell>
          <table:table-cell table:style-name="ce7" table:formula="of:=NOW()" office:value-type="date" office:date-value="2022-02-13T14:06:33.48">
            <text:p>0213 <text:s/>1406</text:p>
          </table:table-cell>
          <table:table-cell table:number-columns-repeated="2" table:style-name="ce7" office:value-type="string">
            <text:p>*</text:p>
          </table:table-cell>
          <table:table-cell table:style-name="ce7" table:formula="of:=NOW()" office:value-type="date" office:date-value="2022-02-13T14:06:33.48">
            <text:p>0213 <text:s/>1406</text:p>
          </table:table-cell>
          <table:table-cell table:style-name="ce7" office:value-type="string">
            <text:p>*</text:p>
          </table:table-cell>
          <table:table-cell table:number-columns-repeated="1010"/>
        </table:table-row>
        <table:table-row table:style-name="ro31">
          <table:table-cell table:number-columns-repeated="3"/>
          <table:table-cell table:style-name="ce11"/>
          <table:table-cell table:style-name="ce12" table:number-columns-spanned="3" table:number-rows-spanned="1"/>
          <table:covered-table-cell table:number-columns-repeated="2" table:style-name="ce8"/>
          <table:table-cell table:number-columns-repeated="5"/>
          <table:table-cell table:style-name="ce22"/>
          <table:table-cell table:number-columns-repeated="1011"/>
        </table:table-row>
        <table:table-row table:style-name="ro31">
          <table:table-cell table:number-columns-repeated="3"/>
          <table:table-cell table:style-name="ce7" table:formula="of:=NOW()" office:value-type="date" office:date-value="2022-02-13T14:06:30.95">
            <text:p>0213 <text:s/>1406</text:p>
          </table:table-cell>
          <table:table-cell table:style-name="ce12" table:number-columns-spanned="3" table:number-rows-spanned="1"/>
          <table:covered-table-cell table:number-columns-repeated="2" table:style-name="ce8"/>
          <table:table-cell table:number-columns-repeated="5"/>
          <table:table-cell table:style-name="ce22"/>
          <table:table-cell table:number-columns-repeated="1011"/>
        </table:table-row>
        <table:table-row table:style-name="ro1">
          <table:table-cell/>
          <table:table-cell table:style-name="Default"/>
          <table:table-cell table:number-columns-repeated="10"/>
          <table:table-cell table:style-name="ce22"/>
          <table:table-cell table:number-columns-repeated="1011"/>
        </table:table-row>
        <table:table-row table:style-name="ro1">
          <table:table-cell/>
          <table:table-cell table:style-name="Default"/>
          <table:table-cell office:value-type="string">
            <text:p>start C:\WORKS_2\WS\WS_Others.JVEMV6\JVEMV6\37_miscs\9_prog_lang\end_diary.bat</text:p>
          </table:table-cell>
          <table:table-cell table:number-columns-repeated="9"/>
          <table:table-cell table:style-name="ce22"/>
          <table:table-cell table:number-columns-repeated="1011"/>
        </table:table-row>
        <table:table-row table:style-name="ro1" table:number-rows-repeated="2">
          <table:table-cell table:number-columns-repeated="12"/>
          <table:table-cell table:style-name="ce22"/>
          <table:table-cell table:number-columns-repeated="1011"/>
        </table:table-row>
        <table:table-row table:style-name="ro1">
          <table:table-cell table:number-columns-repeated="2"/>
          <table:table-cell office:value-type="string">
            <text:p>start C:\WORKS_2\WS\WS_Others.JVEMV6\JVEMV6\37_miscs\9_prog_lang\end_vietnamese.bat</text:p>
          </table:table-cell>
          <table:table-cell table:number-columns-repeated="9"/>
          <table:table-cell table:style-name="ce22"/>
          <table:table-cell table:number-columns-repeated="1011"/>
        </table:table-row>
        <table:table-row table:style-name="ro1">
          <table:table-cell table:number-columns-repeated="2"/>
          <table:table-cell office:value-type="string">
            <text:p>start C:\WORKS_2\shortcuts_docs\start_diary_web-pages.bat</text:p>
          </table:table-cell>
          <table:table-cell table:number-columns-repeated="9"/>
          <table:table-cell table:style-name="ce22"/>
          <table:table-cell table:number-columns-repeated="1011"/>
        </table:table-row>
        <table:table-row table:style-name="ro1">
          <table:table-cell table:number-columns-repeated="2"/>
          <table:table-cell office:value-type="string">
            <text:p>C:\WORKS_2\WS\WS_Others.JVEMV6\JVEMV6\37_miscs\9_prog_lang\diary-khmer.odt</text:p>
          </table:table-cell>
          <table:table-cell table:number-columns-repeated="9"/>
          <table:table-cell table:style-name="ce22"/>
          <table:table-cell table:number-columns-repeated="1011"/>
        </table:table-row>
        <table:table-row table:style-name="ro1">
          <table:table-cell table:number-columns-repeated="12"/>
          <table:table-cell table:style-name="ce22"/>
          <table:table-cell table:number-columns-repeated="1011"/>
        </table:table-row>
        <table:table-row table:style-name="ro1">
          <table:table-cell table:number-columns-repeated="2"/>
          <table:table-cell table:style-name="ce8" office:value-type="string" table:number-columns-spanned="4" table:number-rows-spanned="1">
            <text:p><text:a xlink:href="https://eco.mtk.nao.ac.jp/cgi-bin/koyomi/skymap.cgi">https://eco.mtk.nao.ac.jp/cgi-bin/koyomi/skymap.cgi</text:a> </text:p>
          </table:table-cell>
          <table:covered-table-cell table:number-columns-repeated="3" table:style-name="ce9"/>
          <table:table-cell table:number-columns-repeated="6"/>
          <table:table-cell table:style-name="ce22"/>
          <table:table-cell table:number-columns-repeated="1011"/>
        </table:table-row>
        <table:table-row table:style-name="ro32">
          <table:table-cell table:number-columns-repeated="2"/>
          <table:table-cell table:style-name="ce8" office:value-type="string" table:number-columns-spanned="4" table:number-rows-spanned="1">
            <text:p>diary_20220131_122412_R97Y.ods</text:p>
          </table:table-cell>
          <table:covered-table-cell table:number-columns-repeated="3" table:style-name="ce9"/>
          <table:table-cell table:number-columns-repeated="6"/>
          <table:table-cell table:style-name="ce7"/>
          <table:table-cell table:number-columns-repeated="1011"/>
        </table:table-row>
        <table:table-row table:style-name="ro1">
          <table:table-cell table:number-columns-repeated="2"/>
          <table:table-cell table:style-name="ce9" office:value-type="string" table:number-columns-spanned="4" table:number-rows-spanned="1">
            <text:p><text:a xlink:href="https://www.benri.jp/calendar/moon">https://www.benri.jp/calendar/moon</text:a> </text:p>
          </table:table-cell>
          <table:covered-table-cell table:number-columns-repeated="3" table:style-name="ce9"/>
          <table:table-cell table:number-columns-repeated="6"/>
          <table:table-cell table:style-name="ce22"/>
          <table:table-cell table:number-columns-repeated="1011"/>
        </table:table-row>
        <table:table-row table:style-name="ro1">
          <table:table-cell table:number-columns-repeated="2"/>
          <table:table-cell table:style-name="ce9" office:value-type="string" table:number-columns-spanned="4" table:number-rows-spanned="1">
            <text:p><text:a xlink:href="https://www.astroarts.co.jp/alacarte/kiso/kiso02-j.shtml">https://www.astroarts.co.jp/alacarte/kiso/kiso02-j.shtml</text:a> 天球と座標系</text:p>
          </table:table-cell>
          <table:covered-table-cell table:style-name="ce9" office:value-type="string">
            <text:p><text:a xlink:href="https://www.astroarts.co.jp/alacarte/kiso/kiso02-j.shtml">https://www.astroarts.co.jp/alacarte/kiso/kiso02-j.shtml</text:a> 天球と座標系</text:p>
          </table:covered-table-cell>
          <table:covered-table-cell table:style-name="ce9" office:value-type="string">
            <text:p><text:a xlink:href="https://www.astroarts.co.jp/alacarte/kiso/kiso02-j.shtml">https://www.astroarts.co.jp/alacarte/kiso/kiso02-j.shtml</text:a> 天球と座標系</text:p>
          </table:covered-table-cell>
          <table:covered-table-cell table:style-name="ce9" office:value-type="string">
            <text:p><text:a xlink:href="https://www.astroarts.co.jp/alacarte/kiso/kiso02-j.shtml">https://www.astroarts.co.jp/alacarte/kiso/kiso02-j.shtml</text:a> 天球と座標系</text:p>
          </table:covered-table-cell>
          <table:table-cell table:number-columns-repeated="6"/>
          <table:table-cell table:style-name="ce22"/>
          <table:table-cell table:number-columns-repeated="1011"/>
        </table:table-row>
        <table:table-row table:style-name="ro1">
          <table:table-cell table:number-columns-repeated="2"/>
          <table:table-cell table:style-name="ce9" table:number-columns-spanned="4" table:number-rows-spanned="1"/>
          <table:covered-table-cell table:number-columns-repeated="3" table:style-name="ce9"/>
          <table:table-cell table:number-columns-repeated="6"/>
          <table:table-cell table:style-name="ce22"/>
          <table:table-cell table:number-columns-repeated="1011"/>
        </table:table-row>
        <table:table-row table:style-name="ro1">
          <table:table-cell table:number-columns-repeated="2"/>
          <table:table-cell table:style-name="ce9" table:number-columns-spanned="4" table:number-rows-spanned="1"/>
          <table:covered-table-cell table:number-columns-repeated="3" table:style-name="ce9"/>
          <table:table-cell table:number-columns-repeated="6"/>
          <table:table-cell table:style-name="ce22"/>
          <table:table-cell table:number-columns-repeated="1011"/>
        </table:table-row>
        <table:table-row table:style-name="ro1" table:number-rows-repeated="31">
          <table:table-cell table:number-columns-repeated="12"/>
          <table:table-cell table:style-name="ce22"/>
          <table:table-cell table:number-columns-repeated="1011"/>
        </table:table-row>
        <table:table-row table:style-name="ro1" table:number-rows-repeated="1048425">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 svg:font-family="Tahoma" style:font-family-generic="swiss" style:font-pitch="variable"/>
    <style:font-face style:name="Tunga" svg:font-family="Tung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1"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09">
      <number:month number:style="long"/>
      <number:text>/</number:text>
      <number:day number:style="long"/>
    </number:date-style>
    <number:date-style style:name="N110">
      <number:month number:style="long"/>
      <number:text>/</number:text>
      <number:day number:style="long"/>
      <number:text>  </number:text>
      <number:hours/>
      <number:minutes number:style="long"/>
    </number:date-style>
    <number:date-style style:name="N111">
      <number:month number:style="long"/>
      <number:day number:style="long"/>
      <number:text>  </number:text>
      <number:hours/>
      <number:minutes number:style="long"/>
    </number:date-style>
    <number:date-style style:name="N112">
      <number:month number:style="long"/>
      <number:day number:style="long"/>
      <number:text>-</number:text>
      <number:hours number:style="long"/>
      <number:minutes number:style="long"/>
    </number:date-style>
    <number:date-style style:name="N113">
      <number:month number:style="long"/>
      <number:day number:style="long"/>
    </number:date-style>
    <number:number-style style:name="N114">
      <number:text>18</number:text>
    </number:number-style>
    <number:time-style style:name="N115">
      <number:hours number:style="long"/>
      <number:text>:</number:text>
      <number:minutes number:style="long"/>
    </number:time-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2-13">2022/02/13</text:date>, <text:time>14:06:32</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wabuchi ken</meta:initial-creator>
    <meta:creation-date>2021-02-24T10:23:48.95</meta:creation-date>
    <dc:date>2022-02-13T14:06:32.71</dc:date>
    <dc:creator>iwabuchi ken</dc:creator>
    <meta:editing-duration>P13DT6H18M2S</meta:editing-duration>
    <meta:editing-cycles>1853</meta:editing-cycles>
    <meta:generator>OpenOffice/4.1.3$Win32 OpenOffice.org_project/413m1$Build-9783</meta:generator>
    <meta:document-statistic meta:table-count="1" meta:cell-count="538" meta:object-count="0"/>
  </office:meta>
</office:document-meta>
</file>